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450dd" officeooo:paragraph-rsid="000450dd"/>
    </style:style>
    <style:style style:name="P3" style:family="paragraph" style:parent-style-name="Standard">
      <style:paragraph-properties fo:text-align="center" style:justify-single-word="false"/>
      <style:text-properties officeooo:rsid="000450dd" officeooo:paragraph-rsid="000450dd"/>
    </style:style>
    <style:style style:name="P4" style:family="paragraph" style:parent-style-name="Standard">
      <style:text-properties officeooo:rsid="0005098b" officeooo:paragraph-rsid="0005098b"/>
    </style:style>
    <style:style style:name="P5" style:family="paragraph" style:parent-style-name="Standard">
      <style:text-properties officeooo:rsid="0008f8a3" officeooo:paragraph-rsid="0008f8a3"/>
    </style:style>
    <style:style style:name="P6" style:family="paragraph" style:parent-style-name="Standard">
      <style:text-properties fo:font-style="italic" officeooo:rsid="0008f8a3" officeooo:paragraph-rsid="0008f8a3" style:font-style-asian="italic" style:font-style-complex="italic"/>
    </style:style>
    <style:style style:name="P7" style:family="paragraph" style:parent-style-name="Standard">
      <style:text-properties officeooo:rsid="0009b93e" officeooo:paragraph-rsid="0009b93e"/>
    </style:style>
    <style:style style:name="P8" style:family="paragraph" style:parent-style-name="Standard">
      <style:text-properties officeooo:rsid="000ab89b" officeooo:paragraph-rsid="000ab89b"/>
    </style:style>
    <style:style style:name="P9" style:family="paragraph" style:parent-style-name="Standard">
      <style:text-properties officeooo:rsid="000c0e33" officeooo:paragraph-rsid="000c0e33"/>
    </style:style>
    <style:style style:name="P10" style:family="paragraph" style:parent-style-name="Standard">
      <style:text-properties officeooo:rsid="000db7d0" officeooo:paragraph-rsid="000db7d0"/>
    </style:style>
    <style:style style:name="T1" style:family="text">
      <style:text-properties officeooo:rsid="00062151"/>
    </style:style>
    <style:style style:name="T2" style:family="text">
      <style:text-properties officeooo:rsid="0007c24d"/>
    </style:style>
    <style:style style:name="T3" style:family="text">
      <style:text-properties officeooo:rsid="0009b93e"/>
    </style:style>
    <style:style style:name="T4" style:family="text">
      <style:text-properties officeooo:rsid="0009bc18"/>
    </style:style>
    <style:style style:name="T5" style:family="text">
      <style:text-properties officeooo:rsid="000ab89b"/>
    </style:style>
    <style:style style:name="T6" style:family="text">
      <style:text-properties officeooo:rsid="000db7d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/>
    </style:style>
    <style:style style:name="T9" style:family="text">
      <style:text-properties officeooo:rsid="000ef8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erception Prediction</text:p>
      <text:p text:style-name="P3">by Sven Nilsen, 2021</text:p>
      <text:p text:style-name="P2"/>
      <text:p text:style-name="P6">In this paper I discuss the idea of Perception Prediction.</text:p>
      <text:p text:style-name="P2"/>
      <text:p text:style-name="P2">An agent using Perception Prediction outputs actions and uses the history of actions to predict its input. With other words, the environment can be thought of as a non-deterministic function:</text:p>
      <text:p text:style-name="P2"/>
      <text:p text:style-name="P2"><text:tab/>environment : action → input</text:p>
      <text:p text:style-name="P2"/>
      <text:p text:style-name="P2">The <text:span text:style-name="T2">Perception Prediction </text:span>agent does not know how it performs the actions.</text:p>
      <text:p text:style-name="P5">However, it can observe the action it makes and use the history to predict input.</text:p>
      <text:p text:style-name="P2"/>
      <text:p text:style-name="P2">Perception Prediction can be thought of as a non-determinstic function:</text:p>
      <text:p text:style-name="P2"/>
      <text:p text:style-name="P2"><text:tab/>perception_prediction : [action] → input</text:p>
      <text:p text:style-name="P2"/>
      <text:p text:style-name="P4">Based on <text:span text:style-name="T1">previous</text:span> actions, the agent predicts the next input. This function can be sampled to estimate the probability <text:span text:style-name="T1">distribution of inputs.</text:span></text:p>
      <text:p text:style-name="P4"/>
      <text:p text:style-name="P5">Now, let us assume that the agent has a goal:</text:p>
      <text:p text:style-name="P5"/>
      <text:p text:style-name="P5"><text:tab/>goal : input → utility</text:p>
      <text:p text:style-name="P5"/>
      <text:p text:style-name="P5">To maximize the utility of the goal, the agent can perform a sequence of actions which produces an input such that the computed utility is maximum.</text:p>
      <text:p text:style-name="P5"/>
      <text:p text:style-name="P5">This means that Perception Prediction in principle can be used to construct an Instrumental Rational<text:span text:style-name="T8"><text:reference-ref text:reference-format="text" text:ref-name="instrumental rationality">[1]</text:reference-ref></text:span> agent <text:span text:style-name="T3">that optimises a single goal</text:span>. However, it can also be used to construct a Higher Order Instrumental Rational<text:span text:style-name="T8"><text:reference-ref text:reference-format="text" text:ref-name="zen rationality">[2]</text:reference-ref></text:span> <text:span text:style-name="T6">a</text:span>gent, <text:span text:style-name="T5">where the goal is uncertain</text:span>.</text:p>
      <text:p text:style-name="P5"/>
      <text:p text:style-name="P7">In perfect information environments<text:span text:style-name="T8"><text:reference-ref text:reference-format="text" text:ref-name="perfect information">[3]</text:reference-ref></text:span>, the Perception Prediction agent can predict <text:span text:style-name="T4">the input</text:span> perfectly. <text:span text:style-name="T4">This is done by simulating the environment and replaying the effects of </text:span><text:span text:style-name="T5">a sequence of </text:span><text:span text:style-name="T4">actions, while also computing the input.</text:span></text:p>
      <text:p text:style-name="P7"/>
      <text:p text:style-name="P7"><text:tab/><text:span text:style-name="T4">next_environment : environment × action → environment</text:span></text:p>
      <text:p text:style-name="P7"/>
      <text:p text:style-name="P7"><text:tab/><text:span text:style-name="T4">input_state : environment → input</text:span></text:p>
      <text:p text:style-name="P7"/>
      <text:p text:style-name="P8">The next input is a function of the current environment and the action that the agent performs.</text:p>
      <text:p text:style-name="P7"/>
      <text:p text:style-name="P7"><text:tab/><text:span text:style-name="T4">next_input(e : environment, a : action) = input_state(next_environment(e, a))</text:span></text:p>
      <text:p text:style-name="P7"/>
      <text:p text:style-name="P8">This is a slightly different interpretation of the environment as a deterministic function.</text:p>
      <text:p text:style-name="P9">It means, the input state is computed deterministically from a state of the environment.</text:p>
      <text:p text:style-name="P8"/>
      <text:p text:style-name="P8">In practice, it is not possible to predict <text:span text:style-name="T6">input perfectly, even for perfect information environment. </text:span><text:span text:style-name="T9">However, it is useful as a theoretical tool to reason about agents who can behave rationally in principle, even their goal is not known.</text:span></text:p>
      <text:h text:style-name="P1" text:outline-level="3">References:</text:h>
      <text:p text:style-name="P5"/>
      <text:p text:style-name="P10"><text:reference-mark-start text:name="instrumental rationality"/>[1]<text:reference-mark-end text:name="instrumental rationality"/><text:tab/>“Instrumental Rationality”</text:p>
      <text:p text:style-name="P10"><text:tab/>Stanford Encyclopedia of Philosophy</text:p>
      <text:p text:style-name="P10"><text:tab/><text:a xlink:type="simple" xlink:href="https://plato.stanford.edu/entries/rationality-instrumental/" text:style-name="Internet_20_link" text:visited-style-name="Visited_20_Internet_20_Link"><text:span text:style-name="T7">https://plato.stanford.edu/entries/rationality-instrumental/</text:span></text:a></text:p>
      <text:p text:style-name="P10"/>
      <text:p text:style-name="P10"><text:reference-mark-start text:name="zen rationality"/>[2]<text:reference-mark-end text:name="zen rationality"/><text:tab/>“Zen Rationality”</text:p>
      <text:p text:style-name="P10"><text:tab/>Sven Nilsen, 2018</text:p>
      <text:p text:style-name="P10"><text:tab/><text:a xlink:type="simple" xlink:href="https://github.com/advancedresearch/path_semantics/blob/master/papers-wip/zen-rationality.pdf" text:style-name="Internet_20_link" text:visited-style-name="Visited_20_Internet_20_Link"><text:span text:style-name="T7">https://github.com/advancedresearch/path_semantics/blob/master/papers-wip/zen-rationality.pdf</text:span></text:a></text:p>
      <text:p text:style-name="P10"/>
      <text:p text:style-name="P10"><text:reference-mark-start text:name="perfect information"/>[3]<text:reference-mark-end text:name="perfect information"/><text:tab/>“Perfect information”</text:p>
      <text:p text:style-name="P10"><text:tab/>Wikipedia</text:p>
      <text:p text:style-name="P10"><text:tab/><text:a xlink:type="simple" xlink:href="https://en.wikipedia.org/wiki/Perfect_information" text:style-name="Internet_20_link" text:visited-style-name="Visited_20_Internet_20_Link"><text:span text:style-name="T7">https://en.wikipedia.org/wiki/Perfect_information</text:span>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1T12:36:58.222893289</meta:creation-date>
    <dc:date>2021-12-15T18:40:36.240456183</dc:date>
    <meta:editing-duration>PT1M19S</meta:editing-duration>
    <meta:editing-cycles>1</meta:editing-cycles>
    <meta:document-statistic meta:table-count="0" meta:image-count="0" meta:object-count="0" meta:page-count="2" meta:paragraph-count="32" meta:word-count="355" meta:character-count="2465" meta:non-whitespace-character-count="2130"/>
    <meta:generator>LibreOffice/7.2.2.2$MacOSX_X86_64 LibreOffice_project/02b2acce88a210515b4a5bb2e46cbfb63fe97d56</meta:generator>
  </office:meta>
</office:document-meta>
</file>